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1928130665"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582531759"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4160640743" text:style-name="L3">
        <text:list-item>
          <text:p text:style-name="P14">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4, and qmake-qt5.</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oft-page-break/><text:span text:style-name="T16">6</text:span>. PostgreSQL Database Removal</text:p>
      <text:p text:style-name="P7"/>
      <text:p text:style-name="P7"><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Alexis Megas</meta:initial-creator>
    <meta:creation-date>2009-01-24T10:30:40</meta:creation-date>
    <dc:date>2019-03-16T09:26:11.894089997</dc:date>
    <meta:editing-cycles>233</meta:editing-cycles>
    <meta:editing-duration>P1DT8H6M19S</meta:editing-duration>
    <meta:document-statistic meta:table-count="0" meta:image-count="0" meta:object-count="0" meta:page-count="3" meta:paragraph-count="49" meta:word-count="603" meta:character-count="4387" meta:non-whitespace-character-count="3803"/>
    <meta:user-defined meta:name="Info 1"/>
    <meta:user-defined meta:name="Info 2"/>
    <meta:user-defined meta:name="Info 3"/>
    <meta:user-defined meta:name="Info 4"/>
  </office:meta>
</office:document-meta>
</file>